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16000002FC27ACD6AC572C87E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6e905" draw:marker-start-width="0.358cm" draw:marker-end-width="0.358cm" draw:fill="gradient" draw:fill-gradient-name="Gradient_20_11" draw:opacity="100%" draw:opacity-name="Transparency_20_1" draw:textarea-horizontal-align="justify" draw:textarea-vertical-align="middle" draw:auto-grow-height="false" fo:min-height="9.415cm" fo:min-width="10.68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1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944cm" svg:x="1.254cm" svg:y="0.852cm">
          <draw:image xlink:href="Pictures/1000020100000316000002FC27ACD6AC572C87E3.png" xlink:type="simple" xlink:show="embed" xlink:actuate="onLoad" loext:mime-type="image/png">
            <text:p/>
          </draw:image>
        </draw:frame>
        <draw:custom-shape draw:style-name="gr2" draw:text-style-name="P2" draw:layer="layout" svg:width="17.78cm" svg:height="15.367cm" draw:transform="rotate (-1.5707963267949) translate (18.653cm 1.635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radial" draw:cx="50%" draw:cy="50%" draw:start-color="#e6e905" draw:end-color="#ffffff" draw:start-intensity="100%" draw:end-intensity="100%" draw:border="0%"/>
    <draw:gradient draw:name="Gradient_20_11" draw:display-name="Gradient 11" draw:style="radial" draw:cx="50%" draw:cy="50%" draw:start-color="#e6e905" draw:end-color="#e6e905" draw:start-intensity="100%" draw:end-intensity="100%" draw:border="0%"/>
    <draw:gradient draw:name="Gradient_20_12" draw:display-name="Gradient 12" draw:style="radial" draw:cx="50%" draw:cy="50%" draw:start-color="#e6e905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opacity draw:name="Transparency_20_10" draw:display-name="Transparency 10" draw:style="radial" draw:cx="50%" draw:cy="50%" draw:start="55%" draw:end="0%" draw:border="0%"/>
    <draw:opacity draw:name="Transparency_20_11" draw:display-name="Transparency 11" draw:style="radial" draw:cx="50%" draw:cy="50%" draw:start="50%" draw:end="0%" draw:border="0%"/>
    <draw:opacity draw:name="Transparency_20_12" draw:display-name="Transparency 12" draw:style="radial" draw:cx="50%" draw:cy="50%" draw:start="45%" draw:end="0%" draw:border="0%"/>
    <draw:opacity draw:name="Transparency_20_13" draw:display-name="Transparency 13" draw:style="radial" draw:cx="50%" draw:cy="50%" draw:start="40%" draw:end="0%" draw:border="0%"/>
    <draw:opacity draw:name="Transparency_20_14" draw:display-name="Transparency 14" draw:style="radial" draw:cx="50%" draw:cy="50%" draw:start="100%" draw:end="5%" draw:border="0%"/>
    <draw:opacity draw:name="Transparency_20_15" draw:display-name="Transparency 15" draw:style="radial" draw:cx="50%" draw:cy="50%" draw:start="100%" draw:end="10%" draw:border="0%"/>
    <draw:opacity draw:name="Transparency_20_16" draw:display-name="Transparency 16" draw:style="radial" draw:cx="50%" draw:cy="50%" draw:start="100%" draw:end="15%" draw:border="0%"/>
    <draw:opacity draw:name="Transparency_20_17" draw:display-name="Transparency 17" draw:style="radial" draw:cx="50%" draw:cy="50%" draw:start="100%" draw:end="20%" draw:border="0%"/>
    <draw:opacity draw:name="Transparency_20_18" draw:display-name="Transparency 18" draw:style="radial" draw:cx="50%" draw:cy="50%" draw:start="100%" draw:end="25%" draw:border="0%"/>
    <draw:opacity draw:name="Transparency_20_19" draw:display-name="Transparency 19" draw:style="radial" draw:cx="50%" draw:cy="50%" draw:start="100%" draw:end="30%" draw:border="0%"/>
    <draw:opacity draw:name="Transparency_20_2" draw:display-name="Transparency 2" draw:style="radial" draw:cx="50%" draw:cy="50%" draw:start="95%" draw:end="0%" draw:border="0%"/>
    <draw:opacity draw:name="Transparency_20_20" draw:display-name="Transparency 20" draw:style="radial" draw:cx="50%" draw:cy="50%" draw:start="100%" draw:end="35%" draw:border="0%"/>
    <draw:opacity draw:name="Transparency_20_21" draw:display-name="Transparency 21" draw:style="radial" draw:cx="50%" draw:cy="50%" draw:start="100%" draw:end="40%" draw:border="0%"/>
    <draw:opacity draw:name="Transparency_20_22" draw:display-name="Transparency 22" draw:style="radial" draw:cx="50%" draw:cy="50%" draw:start="100%" draw:end="45%" draw:border="0%"/>
    <draw:opacity draw:name="Transparency_20_23" draw:display-name="Transparency 23" draw:style="radial" draw:cx="50%" draw:cy="50%" draw:start="100%" draw:end="50%" draw:border="0%"/>
    <draw:opacity draw:name="Transparency_20_24" draw:display-name="Transparency 24" draw:style="radial" draw:cx="50%" draw:cy="55%" draw:start="100%" draw:end="0%" draw:border="0%"/>
    <draw:opacity draw:name="Transparency_20_25" draw:display-name="Transparency 25" draw:style="radial" draw:cx="50%" draw:cy="60%" draw:start="100%" draw:end="0%" draw:border="0%"/>
    <draw:opacity draw:name="Transparency_20_26" draw:display-name="Transparency 26" draw:style="radial" draw:cx="50%" draw:cy="65%" draw:start="100%" draw:end="0%" draw:border="0%"/>
    <draw:opacity draw:name="Transparency_20_27" draw:display-name="Transparency 27" draw:style="radial" draw:cx="50%" draw:cy="70%" draw:start="100%" draw:end="0%" draw:border="0%"/>
    <draw:opacity draw:name="Transparency_20_28" draw:display-name="Transparency 28" draw:style="radial" draw:cx="50%" draw:cy="75%" draw:start="100%" draw:end="0%" draw:border="0%"/>
    <draw:opacity draw:name="Transparency_20_29" draw:display-name="Transparency 29" draw:style="radial" draw:cx="50%" draw:cy="80%" draw:start="100%" draw:end="0%" draw:border="0%"/>
    <draw:opacity draw:name="Transparency_20_3" draw:display-name="Transparency 3" draw:style="radial" draw:cx="50%" draw:cy="50%" draw:start="90%" draw:end="0%" draw:border="0%"/>
    <draw:opacity draw:name="Transparency_20_30" draw:display-name="Transparency 30" draw:style="radial" draw:cx="50%" draw:cy="85%" draw:start="100%" draw:end="0%" draw:border="0%"/>
    <draw:opacity draw:name="Transparency_20_31" draw:display-name="Transparency 31" draw:style="radial" draw:cx="50%" draw:cy="45%" draw:start="100%" draw:end="0%" draw:border="0%"/>
    <draw:opacity draw:name="Transparency_20_32" draw:display-name="Transparency 32" draw:style="radial" draw:cx="50%" draw:cy="50%" draw:start="100%" draw:end="0%" draw:border="5%"/>
    <draw:opacity draw:name="Transparency_20_33" draw:display-name="Transparency 33" draw:style="radial" draw:cx="50%" draw:cy="50%" draw:start="100%" draw:end="0%" draw:border="10%"/>
    <draw:opacity draw:name="Transparency_20_34" draw:display-name="Transparency 34" draw:style="radial" draw:cx="50%" draw:cy="50%" draw:start="100%" draw:end="0%" draw:border="15%"/>
    <draw:opacity draw:name="Transparency_20_35" draw:display-name="Transparency 35" draw:style="radial" draw:cx="50%" draw:cy="50%" draw:start="100%" draw:end="0%" draw:border="20%"/>
    <draw:opacity draw:name="Transparency_20_36" draw:display-name="Transparency 36" draw:style="radial" draw:cx="50%" draw:cy="50%" draw:start="100%" draw:end="0%" draw:border="25%"/>
    <draw:opacity draw:name="Transparency_20_37" draw:display-name="Transparency 37" draw:style="radial" draw:cx="50%" draw:cy="50%" draw:start="100%" draw:end="0%" draw:border="30%"/>
    <draw:opacity draw:name="Transparency_20_38" draw:display-name="Transparency 38" draw:style="radial" draw:cx="50%" draw:cy="50%" draw:start="100%" draw:end="0%" draw:border="35%"/>
    <draw:opacity draw:name="Transparency_20_39" draw:display-name="Transparency 39" draw:style="radial" draw:cx="50%" draw:cy="50%" draw:start="100%" draw:end="0%" draw:border="40%"/>
    <draw:opacity draw:name="Transparency_20_4" draw:display-name="Transparency 4" draw:style="radial" draw:cx="50%" draw:cy="50%" draw:start="85%" draw:end="0%" draw:border="0%"/>
    <draw:opacity draw:name="Transparency_20_40" draw:display-name="Transparency 40" draw:style="radial" draw:cx="50%" draw:cy="50%" draw:start="100%" draw:end="0%" draw:border="45%"/>
    <draw:opacity draw:name="Transparency_20_41" draw:display-name="Transparency 41" draw:style="radial" draw:cx="50%" draw:cy="50%" draw:start="100%" draw:end="0%" draw:border="50%"/>
    <draw:opacity draw:name="Transparency_20_42" draw:display-name="Transparency 42" draw:style="radial" draw:cx="50%" draw:cy="50%" draw:start="100%" draw:end="0%" draw:border="55%"/>
    <draw:opacity draw:name="Transparency_20_43" draw:display-name="Transparency 43" draw:style="radial" draw:cx="50%" draw:cy="50%" draw:start="100%" draw:end="0%" draw:border="60%"/>
    <draw:opacity draw:name="Transparency_20_44" draw:display-name="Transparency 44" draw:style="radial" draw:cx="50%" draw:cy="50%" draw:start="100%" draw:end="0%" draw:border="65%"/>
    <draw:opacity draw:name="Transparency_20_45" draw:display-name="Transparency 45" draw:style="radial" draw:cx="50%" draw:cy="50%" draw:start="100%" draw:end="0%" draw:border="70%"/>
    <draw:opacity draw:name="Transparency_20_46" draw:display-name="Transparency 46" draw:style="radial" draw:cx="50%" draw:cy="50%" draw:start="100%" draw:end="0%" draw:border="75%"/>
    <draw:opacity draw:name="Transparency_20_47" draw:display-name="Transparency 47" draw:style="radial" draw:cx="50%" draw:cy="50%" draw:start="100%" draw:end="0%" draw:border="80%"/>
    <draw:opacity draw:name="Transparency_20_5" draw:display-name="Transparency 5" draw:style="radial" draw:cx="50%" draw:cy="50%" draw:start="80%" draw:end="0%" draw:border="0%"/>
    <draw:opacity draw:name="Transparency_20_6" draw:display-name="Transparency 6" draw:style="radial" draw:cx="50%" draw:cy="50%" draw:start="75%" draw:end="0%" draw:border="0%"/>
    <draw:opacity draw:name="Transparency_20_7" draw:display-name="Transparency 7" draw:style="radial" draw:cx="50%" draw:cy="50%" draw:start="70%" draw:end="0%" draw:border="0%"/>
    <draw:opacity draw:name="Transparency_20_8" draw:display-name="Transparency 8" draw:style="radial" draw:cx="50%" draw:cy="50%" draw:start="65%" draw:end="0%" draw:border="0%"/>
    <draw:opacity draw:name="Transparency_20_9" draw:display-name="Transparency 9" draw:style="radial" draw:cx="50%" draw:cy="50%" draw:start="6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3:39:52.795150613</meta:creation-date>
    <dc:date>2020-04-15T14:10:33.561129684</dc:date>
    <meta:editing-duration>PT10M20S</meta:editing-duration>
    <meta:editing-cycles>1</meta:editing-cycles>
    <meta:document-statistic meta:object-count="2"/>
    <meta:generator>LibreOffice/6.4.2.2$Linux_X86_64 LibreOffice_project/40$Build-2</meta:generator>
  </office:meta>
</office:document-meta>
</file>